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1" style:font-name-asian="Liberation Sans1" style:font-name-complex="Liberation Sans1"/>
    </style:style>
    <style:style style:name="ce8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line-through-style="none" style:text-underline-style="none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0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 table:number-rows-repeated="10485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1T21:55:59</dc:date>
    <meta:editing-duration>P9DT15H28M40S</meta:editing-duration>
    <meta:editing-cycles>68</meta:editing-cycles>
    <dc:creator>ilya </dc:creator>
    <meta:document-statistic meta:table-count="6" meta:cell-count="300" meta:object-count="0"/>
  </office:meta>
</office:document-meta>
</file>